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arial" fo:font-size="13pt" officeooo:rsid="001ced92" officeooo:paragraph-rsid="001ddb86" style:font-size-asian="13pt" style:font-size-complex="13pt"/>
    </style:style>
    <style:style style:name="P2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arial" fo:font-size="13pt" officeooo:rsid="001ced92" officeooo:paragraph-rsid="001ced92" style:font-size-asian="13pt" style:font-size-complex="13pt"/>
    </style:style>
    <style:style style:name="P3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arial" fo:font-size="13pt" officeooo:rsid="0020aad6" officeooo:paragraph-rsid="0020aad6" style:font-size-asian="13pt" style:font-size-complex="13pt"/>
    </style:style>
    <style:style style:name="P4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arial" fo:font-size="13pt" officeooo:rsid="0020aad6" officeooo:paragraph-rsid="0021e6ac" style:font-size-asian="13pt" style:font-size-complex="13pt"/>
    </style:style>
    <style:style style:name="P5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arial" fo:font-size="13pt" officeooo:rsid="0021e6ac" officeooo:paragraph-rsid="0021e6ac" style:font-size-asian="13pt" style:font-size-complex="13pt"/>
    </style:style>
    <style:style style:name="P6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arial" fo:font-size="13pt" officeooo:rsid="001ced92" officeooo:paragraph-rsid="0021e6ac" style:font-size-asian="13pt" style:font-size-complex="13pt"/>
    </style:style>
    <style:style style:name="P7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arial" fo:font-size="18pt" officeooo:rsid="0021e6ac" officeooo:paragraph-rsid="0021e6ac" style:font-size-asian="18pt" style:font-size-complex="18pt"/>
    </style:style>
    <style:style style:name="T1" style:family="text">
      <style:text-properties officeooo:rsid="001ddb86"/>
    </style:style>
    <style:style style:name="T2" style:family="text">
      <style:text-properties officeooo:rsid="001f2b84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officeooo:rsid="0021e6ac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bold" officeooo:rsid="001f2b84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021f435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style:text-underline-style="none" fo:font-weight="bold" officeooo:rsid="0021e6ac" style:font-style-asian="normal" style:font-weight-asian="bold" style:font-style-complex="normal" style:font-weight-complex="bold"/>
    </style:style>
    <style:style style:name="T11" style:family="text">
      <style:text-properties fo:font-style="normal" style:text-underline-style="none" fo:font-weight="bold" officeooo:rsid="001f2b84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 través del <text:span text:style-name="T10">“</text:span><text:span text:style-name="T4">buzón de sugerencias”</text:span> podrás real<text:span text:style-name="T1">izar </text:span>su<text:span text:style-name="T1">g</text:span>erencias y comentarios de tu permanencia y relación laboral en la AGETIC. <text:span text:style-name="T1">El contenido del mismo tiene un carácter confidencial y su uso es para que el ejecutivo realice acciones correctivas y preventivas. Gracias por tus aportes y recomendaciones.</text:span></text:p>
      <text:p text:style-name="P1"/>
      <text:p text:style-name="P6"><text:span text:style-name="T2">Gracias por ingresar al </text:span><text:span text:style-name="T11">“</text:span><text:span text:style-name="T5">buzón de sugerencias”</text:span><text:span text:style-name="T2">. </text:span>Es importante aclarar que esta <text:span text:style-name="T1">información</text:span> es confidencial <text:span text:style-name="T2">y que b</text:span>ajo <text:span text:style-name="T1">ningún</text:span> motivo será publicado tu nombre y el contenido del <text:span text:style-name="T2">mismo. Todas tus sugerencias y comentarios, servirán al ejecutivo para tomar acciones preventivas y correctivas.</text:span> </text:p>
      <text:p text:style-name="P1"/>
      <text:p text:style-name="P1">El acceso a esta formulario es restringido y confidencial, <text:span text:style-name="T1">por lo que toda la información que llenes tendrá un trato especial que permitirá al ejecutivo de la entidad, tomar medidas preventivas y correctivas. Gracias por tus aportes.</text:span></text:p>
      <text:p text:style-name="P1"/>
      <text:p text:style-name="P4">Gracias por ingresar al <text:span text:style-name="T10">“</text:span><text:span text:style-name="T4">buzón de sugerencias”</text:span>!!!!! Sólo recordarte que todo lo que ingresa a este buzón tiene un manejo estrictamente confidencial y restringido.</text:p>
      <text:p text:style-name="P2"/>
      <text:p text:style-name="P4">El <text:span text:style-name="T10">“</text:span><text:span text:style-name="T4">buzón de sugerencias”</text:span><text:span text:style-name="T7"> nos permitirá tomar acciones preventivas y mejorar, por lo que te agradecemos hacernos llegar tus comentarios, los mismos que tendrán un uso restringido y confidencia. Gracias!!!!</text:span></text:p>
      <text:p text:style-name="P3"><text:span text:style-name="T7"/></text:p>
      <text:p text:style-name="P7"><text:span text:style-name="T7">Bien venida(o)!!!!</text:span></text:p>
      <text:p text:style-name="P7"><text:span text:style-name="T7">Gracias por ingresar al </text:span><text:span text:style-name="T9">“</text:span><text:span text:style-name="T3">buzón de sugerencias”</text:span><text:span text:style-name="T7">. Este es tu espacio, a través del cual podrás comentarnos sobre tu permanencia y tu relación laboral en la AGETIC. Contamos con tus sugerencias para que cada día estemos mejor y sobre todo </text:span><text:span text:style-name="T8">con</text:span><text:span text:style-name="T7"> los cambios que tú crees que debemos realizar.</text:span></text:p>
      <text:p text:style-name="P7"><text:span text:style-name="T7">El tratamiento al contenido de tus comentarios y sugerencias será confidencial. </text:span><text:span text:style-name="T8">G</text:span><text:span text:style-name="T7">racias por confiar en nosotros.</text:span></text:p>
      <text:p text:style-name="P7"><text:span text:style-name="T7"/></text:p>
      <text:p text:style-name="P5"><text:span text:style-name="T7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morales </meta:initial-creator>
    <meta:creation-date>2016-09-26T15:24:01.895153403</meta:creation-date>
    <dc:date>2016-09-28T16:53:49.561286427</dc:date>
    <dc:creator>cmorales </dc:creator>
    <meta:editing-duration>PT40M5S</meta:editing-duration>
    <meta:editing-cycles>3</meta:editing-cycles>
    <meta:generator>LibreOffice/5.1.5.2$Linux_X86_64 LibreOffice_project/10m0$Build-2</meta:generator>
    <meta:printed-by>cmorales </meta:printed-by>
    <meta:print-date>2016-09-28T16:01:33.223807624</meta:print-date>
    <meta:document-statistic meta:table-count="0" meta:image-count="0" meta:object-count="0" meta:page-count="1" meta:paragraph-count="9" meta:word-count="248" meta:character-count="1609" meta:non-whitespace-character-count="1367"/>
  </office:meta>
</office:document-meta>
</file>